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udith Solis Cohe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7,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WISSAHICKON AVENUE, GTN./</text:p>
      <text:p text:style-name="P3">Dear Dr. Morais,/</text:p>
      <text:p text:style-name="P3"><text:tab/>It is im-/possible for me to express/ how sincerely I appreciate/ your great kindness in/ sending me that quotation/ from Josephus. <text:s/>I was/ very glad to be able to/ put it in the place of/ my mistaken allusion to/ the mourning of Joseph./</text:p>
      <text:p text:style-name="P3"/>
      <text:p text:style-name="P3">[Page 2]</text:p>
      <text:p text:style-name="P3"><text:tab/>Both times when I/ summoned up courage to/ address an audience,--/ when I was graduated/ from school, and when I/ read that paper the other/ night,--you have let me/ know that you think of/ me./</text:p>
      <text:p text:style-name="P3"><text:tab/>The flowers I was very/ proud of, and when the/ teachers saw your card,/ they thought I was a/ much to-be-envied girl./</text:p>
      <text:p text:style-name="P3"/>
      <text:p text:style-name="P3"><text:soft-page-break/>[Page 3]</text:p>
      <text:p text:style-name="P3"><text:tab/>But I am even prouder of the/ letter, written in your [?] penmanship,/ and showing that you took so much trou-/ble for my sake./</text:p>
      <text:p text:style-name="P3"><text:tab/>I enjoyed that hour in your/ study so much, that, if you will allow/ me, I shall come again, and bother/ you with more questions./</text:p>
      <text:p text:style-name="P3"><text:tab/>With kindest remembrances to your/ daughters,/ Very gratefully yours,/ Judith Solis Cohen./</text:p>
      <text:p text:style-name="P3">February the seventeenth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4:46:45.11</meta:creation-date>
    <dc:date>2011-12-20T14:52:50.59</dc:date>
    <dc:creator>Penn Libraries</dc:creator>
    <meta:editing-duration>PT00H06M0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2" meta:word-count="343" meta:character-count="2271"/>
  </office:meta>
</office:document-meta>
</file>